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165000005100000051015FF3A55EDEA8BE5.svg" manifest:media-type="image/svg+xml"/>
  <manifest:file-entry manifest:full-path="Pictures/1000014000000295000002956E7C1F8F31D18DF2.svg" manifest:media-type="image/svg+xml"/>
  <manifest:file-entry manifest:full-path="Pictures/1000020100000031000000310D0A2591BB326CF4.png" manifest:media-type="image/png"/>
  <manifest:file-entry manifest:full-path="Pictures/100002010000001900000019F5AC3B4D7D3F64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pitch="variable"/>
    <style:font-face style:name="CMU Typewriter Text1" svg:font-family="'CMU Typewriter Text'" style:font-pitch="variable"/>
    <style:font-face style:name="Helvetica LT Std" svg:font-family="'Helvetica LT Std'" style:font-pitch="variable"/>
    <style:font-face style:name="Helvetica LT Std Black" svg:font-family="'Helvetica LT Std Black'" style:font-pitch="variable"/>
    <style:font-face style:name="Liberation Sans1" svg:font-family="'Liberation Sans'" style:font-pitch="variable"/>
    <style:font-face style:name="CMU Typewriter Text" svg:font-family="'CMU Typewriter Text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eeeeee" draw:textarea-horizontal-align="justify" draw:textarea-vertical-align="middle" draw:auto-grow-height="false" fo:min-height="1.056cm" fo:min-width="0.852cm" fo:padding-top="0.134cm" fo:padding-bottom="0.134cm" fo:padding-left="0.259cm" fo:padding-right="0.259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ff950e" draw:textarea-horizontal-align="justify" draw:textarea-vertical-align="middle" draw:auto-grow-height="false" fo:min-height="0.732cm" fo:min-width="0.561cm" fo:padding-top="0.134cm" fo:padding-bottom="0.134cm" fo:padding-left="0.259cm" fo:padding-right="0.259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732cm" fo:min-width="3.482cm" fo:padding-top="0.134cm" fo:padding-bottom="0.134cm" fo:padding-left="0.259cm" fo:padding-right="0.259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42cm" fo:min-width="0.294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42cm" fo:min-width="0.294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98cm" fo:min-width="0.3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8bc34a" draw:textarea-horizontal-align="justify" draw:textarea-vertical-align="middle" draw:auto-grow-height="false" fo:min-height="0.732cm" fo:min-width="3.482cm" fo:padding-top="0.134cm" fo:padding-bottom="0.134cm" fo:padding-left="0.259cm" fo:padding-right="0.259cm" draw:shadow="hidden" draw:shadow-offset-x="0.2cm" draw:shadow-offset-y="0.2cm" draw:shadow-color="#808080"/>
    </style:style>
    <style:style style:name="gr13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cccccc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cc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98cm" fo:min-width="0.3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8bc34a" draw:textarea-horizontal-align="justify" draw:textarea-vertical-align="middle" draw:auto-grow-height="false" fo:min-height="0.732cm" fo:min-width="3.482cm" fo:padding-top="0.134cm" fo:padding-bottom="0.134cm" fo:padding-left="0.259cm" fo:padding-right="0.259cm" draw:shadow="hidden" draw:shadow-offset-x="0.2cm" draw:shadow-offset-y="0.2cm" draw:shadow-color="#808080"/>
    </style:style>
    <style:style style:name="gr22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98cm" fo:min-width="0.37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5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177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177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177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177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4cm" fo:min-width="0.146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4cm" fo:min-width="0.146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4cm" fo:min-width="0.146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4cm" fo:min-width="0.146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opacity="100%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eeeeee" draw:textarea-horizontal-align="justify" draw:textarea-vertical-align="middle" draw:auto-grow-height="false" fo:min-height="1.056cm" fo:min-width="0.852cm" fo:padding-top="0.134cm" fo:padding-bottom="0.134cm" fo:padding-left="0.259cm" fo:padding-right="0.259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ff950e" draw:textarea-horizontal-align="justify" draw:textarea-vertical-align="middle" draw:auto-grow-height="false" fo:min-height="0.732cm" fo:min-width="0.561cm" fo:padding-top="0.134cm" fo:padding-bottom="0.134cm" fo:padding-left="0.259cm" fo:padding-right="0.259cm" draw:shadow="hidden" draw:shadow-offset-x="0.2cm" draw:shadow-offset-y="0.2cm" draw:shadow-color="#808080"/>
    </style:style>
    <style:style style:name="gr52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opacity="100%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791cm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objectwithoutfill">
      <style:graphic-properties draw:marker-end="Symmetric_20_Arrow" draw:marker-end-width="0.3cm" draw:fill="none" draw:textarea-vertical-align="middle"/>
    </style:style>
    <style:style style:name="gr59" style:family="graphic" style:parent-style-name="standard" style:list-style-name="L1">
      <style:graphic-properties draw:stroke="solid" draw:stroke-dash="Fine_20_Dashed" svg:stroke-width="0.018cm" svg:stroke-color="#cccccc" draw:marker-start="" draw:marker-start-width="0.227cm" draw:marker-start-center="false" draw:marker-end="" draw:marker-end-width="0.227cm" draw:marker-end-center="false" draw:fill="solid" draw:fill-color="#eeeeee" draw:textarea-horizontal-align="justify" draw:textarea-vertical-align="middle" draw:auto-grow-height="false" fo:min-height="0.732cm" fo:min-width="3.482cm" fo:padding-top="0.134cm" fo:padding-bottom="0.134cm" fo:padding-left="0.259cm" fo:padding-right="0.259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dash" draw:stroke-dash="Fine_20_Dashed" svg:stroke-width="0.018cm" svg:stroke-color="#cccccc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dash" draw:stroke-dash="Fine_20_Dashed" svg:stroke-width="0.018cm" svg:stroke-color="#cccccc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dash" draw:stroke-dash="Fine_20_Dashed" svg:stroke-width="0.018cm" svg:stroke-color="#cccccc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dash" draw:stroke-dash="Fine_20_Dashed" svg:stroke-width="0.018cm" svg:stroke-color="#b2b2b2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ff950e" draw:textarea-horizontal-align="justify" draw:textarea-vertical-align="middle" draw:auto-grow-height="false" fo:min-height="0.732cm" fo:min-width="0.561cm" fo:padding-top="0.134cm" fo:padding-bottom="0.134cm" fo:padding-left="0.259cm" fo:padding-right="0.259cm" draw:shadow="hidden" draw:shadow-offset-x="0.2cm" draw:shadow-offset-y="0.2cm" draw:shadow-color="#808080"/>
    </style:style>
    <style:style style:name="gr65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opacity="100%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8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opacity="100%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greyscale" draw:luminance="81%" draw:contrast="0%" draw:gamma="100%" draw:red="0%" draw:green="0%" draw:blue="0%" fo:clip="rect(0cm, 0cm, 0cm, 0cm)" draw:image-opacity="100%" style:mirror="none"/>
    </style:style>
    <style:style style:name="gr69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89cm"/>
    </style:style>
    <style:style style:name="gr71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ff950e" draw:textarea-horizontal-align="justify" draw:textarea-vertical-align="middle" draw:auto-grow-height="false" fo:min-height="0.732cm" fo:min-width="0.561cm" fo:padding-top="0.134cm" fo:padding-bottom="0.134cm" fo:padding-left="0.259cm" fo:padding-right="0.259cm" draw:shadow="hidden" draw:shadow-offset-x="0.2cm" draw:shadow-offset-y="0.2cm" draw:shadow-color="#808080"/>
    </style:style>
    <style:style style:name="gr72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opacity="100%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75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opacity="100%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greyscale" draw:luminance="81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1">
      <style:graphic-properties draw:stroke="solid" draw:stroke-dash="Fine_20_Dashed" svg:stroke-width="0.018cm" svg:stroke-color="#000000" draw:marker-start="" draw:marker-start-width="0.227cm" draw:marker-start-center="false" draw:marker-end="" draw:marker-end-width="0.227cm" draw:marker-end-center="false" draw:fill="solid" draw:fill-color="#ff950e" draw:textarea-horizontal-align="justify" draw:textarea-vertical-align="middle" draw:auto-grow-height="false" fo:min-height="0.732cm" fo:min-width="0.561cm" fo:padding-top="0.134cm" fo:padding-bottom="0.134cm" fo:padding-left="0.259cm" fo:padding-right="0.259cm" draw:shadow="hidden" draw:shadow-offset-x="0.2cm" draw:shadow-offset-y="0.2cm" draw:shadow-color="#808080"/>
    </style:style>
    <style:style style:name="gr77" style:family="graphic" style:parent-style-name="Object_20_with_20_no_20_fill_20_and_20_no_20_line" style:list-style-name="L1">
      <style:graphic-properties draw:stroke="none" draw:stroke-dash="Dashed_20__28_var_29__20_4" svg:stroke-width="0.035cm" svg:stroke-color="#3465a4" draw:marker-start="" draw:marker-start-width="0.252cm" draw:marker-start-center="false" draw:marker-end="" draw:marker-end-width="0.252cm" draw:marker-end-center="false" draw:fill="none" draw:fill-color="#729fcf" draw:fill-gradient-name="Gradient_20_2" draw:fill-hatch-name="Hatching_20_1" draw:fill-image-name="Bitmap_20_1" draw:fill-image-width="0cm" draw:fill-image-height="0cm" draw:textarea-horizontal-align="justify" draw:textarea-vertical-align="middle" fo:padding-top="0.125cm" fo:padding-bottom="0.125cm" fo:padding-left="0.1cm" fo:padding-right="0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1">
      <style:graphic-properties draw:stroke="dash" draw:stroke-dash="Fine_20_Dashed" svg:stroke-width="0.018cm" svg:stroke-color="#000000" draw:marker-start="" draw:marker-start-width="0.227cm" draw:marker-start-center="false" draw:marker-end="Symmetric_20_Arrow" draw:marker-end-width="0.3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389cm"/>
    </style:style>
    <style:style style:name="gr8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950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729fcf" draw:fill-gradient-name="Gradient_20_2" draw:fill-hatch-name="Hatching_20_1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00000" style:text-outline="false" style:text-line-through-style="none" style:text-line-through-type="none" style:font-name="CMU Serif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8bc34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cccccc" draw:fill-gradient-name="Gradient_20_2" draw:fill-hatch-name="Hatching_20_1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00000" style:text-outline="false" style:text-line-through-style="none" style:text-line-through-type="none" style:font-name="CMU Serif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8bc34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fill-gradient-name="Gradient_20_2" draw:fill-hatch-name="Hatching_20_1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" fo:font-size="6pt" fo:font-style="normal" fo:text-shadow="none" style:text-underline-style="none" fo:font-weight="bold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 LT Std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.152cm" fo:line-height="100%" fo:text-align="center" fo:text-indent="0cm"/>
    </style:style>
    <style:style style:name="P20" style:family="paragraph">
      <loext:graphic-properties draw:fill="none" draw:fill-color="#729fcf" draw:opacity="10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style:font-name="Helvetica LT Std" fo:font-size="16pt" style:font-size-asian="16pt" style:font-size-complex="16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.152cm" fo:line-height="100%" fo:text-align="end" fo:text-indent="0cm"/>
    </style:style>
    <style:style style:name="P24" style:family="paragraph">
      <loext:graphic-properties draw:fill="none" draw:fill-color="#729fcf" draw:opacity="100%" draw:fill-image-width="0cm" draw:fill-image-height="0cm"/>
      <style:paragraph-properties fo:margin-left="0cm" fo:margin-right="0cm" fo:margin-top="0cm" fo:margin-bottom="0.152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0% 100%" style:font-name="CMU Typewriter Text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opacity="100%" draw:fill-image-width="0cm" draw:fill-image-height="0cm"/>
      <style:paragraph-properties fo:margin-left="0cm" fo:margin-right="0cm" fo:margin-top="0cm" fo:margin-bottom="0.152cm" fo:line-height="100%" fo:text-align="center" fo:text-indent="0cm"/>
      <style:text-properties fo:font-variant="normal" fo:text-transform="none" fo:color="#cccccc" style:text-outline="false" style:text-line-through-style="none" style:text-line-through-type="none" style:text-position="0% 100%" style:font-name="CMU Typewriter Text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text-properties fo:color="#ff3333" style:font-name="Helvetica LT Std" fo:font-style="italic"/>
    </style:style>
    <style:style style:name="P27" style:family="paragraph">
      <style:paragraph-properties fo:margin-top="0.559cm" fo:margin-bottom="0cm" fo:text-align="center"/>
    </style:style>
    <style:style style:name="P28" style:family="paragraph">
      <style:paragraph-properties fo:margin-top="0.152cm" fo:margin-bottom="0.203cm" fo:line-height="150%" fo:text-align="center"/>
    </style:style>
    <style:style style:name="P29" style:family="paragraph">
      <style:paragraph-properties fo:text-align="center"/>
    </style:style>
    <style:style style:name="T1" style:family="text">
      <style:text-properties fo:font-variant="normal" fo:text-transform="none" fo:color="#800000" style:text-outline="false" style:text-line-through-style="none" style:text-line-through-type="none" style:font-name="CMU Serif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0000" style:text-outline="false" style:text-line-through-style="none" style:text-line-through-type="none" style:text-position="-33% 58%" style:font-name="CMU Serif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7pt" fo:font-style="italic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0.5pt" fo:font-style="italic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MU Serif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MU Typewriter Text" fo:font-size="6pt" fo:font-style="normal" fo:text-shadow="none" style:text-underline-style="none" fo:font-weight="bold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00" style:text-outline="false" style:text-line-through-style="none" style:text-line-through-type="none" style:font-name="CMU Serif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Helvetica LT Std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MU Serif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Helvetica LT Std" fo:font-size="16pt" style:font-size-asian="16pt" style:font-size-complex="16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MU Typewriter Text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style:text-outline="false" style:text-line-through-style="none" style:text-line-through-type="none" style:text-position="0% 100%" style:font-name="CMU Typewriter Text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3333" style:font-name="Helvetica LT Std" fo:font-size="14pt" fo:font-style="italic" style:font-size-asian="14pt" style:font-size-complex="14pt"/>
    </style:style>
    <style:style style:name="T17" style:family="text">
      <style:text-properties style:font-name="Helvetica LT Std Black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7cm" svg:height="1.324cm" svg:x="12.485cm" svg:y="10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.079cm" svg:height="1cm" svg:x="8.684cm" svg:y="10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glue-point draw:id="4" svg:x="-1.788cm" svg:y="2.606cm"/>
          <draw:glue-point draw:id="5" svg:x="-3.929cm" svg:y="2.606cm"/>
          <draw:glue-point draw:id="6" svg:x="-0.717cm" svg:y="-2.047cm"/>
          <draw:custom-shape draw:style-name="gr3" draw:text-style-name="P3" draw:layer="layout" svg:width="4cm" svg:height="1cm" svg:x="7.289cm" svg:y="12.6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66cm" svg:height="0.66cm" svg:x="7.429cm" svg:y="13.07cm">
            <draw:image xlink:href="Pictures/1000014000000295000002956E7C1F8F31D18DF2.svg" xlink:type="simple" xlink:show="embed" xlink:actuate="onLoad">
              <text:p text:style-name="P4"><text:span text:style-name="T1">nk</text:span><text:span text:style-name="T2">1</text:span></text:p>
              <text:p text:style-name="P4"><text:span text:style-name="T3"/></text:p>
              <text:p text:style-name="P4"><text:span text:style-name="T4"/></text:p>
            </draw:image>
            <draw:image xlink:href="Pictures/100002010000001900000019F5AC3B4D7D3F646A.png" xlink:type="simple" xlink:show="embed" xlink:actuate="onLoad"/>
          </draw:frame>
          <draw:frame draw:style-name="gr5" draw:text-style-name="P5" draw:layer="layout" svg:width="0.66cm" svg:height="0.66cm" svg:x="8.442cm" svg:y="13.07cm">
            <draw:image xlink:href="Pictures/1000014000000295000002956E7C1F8F31D18DF2.svg" xlink:type="simple" xlink:show="embed" xlink:actuate="onLoad">
              <text:p text:style-name="P4"><text:span text:style-name="T1">nk</text:span><text:span text:style-name="T2">2</text:span></text:p>
              <text:p text:style-name="P4"><text:span text:style-name="T3"/></text:p>
              <text:p text:style-name="P4"><text:span text:style-name="T4"/></text:p>
            </draw:image>
            <draw:image xlink:href="Pictures/100002010000001900000019F5AC3B4D7D3F646A.png" xlink:type="simple" xlink:show="embed" xlink:actuate="onLoad"/>
          </draw:frame>
          <draw:line draw:style-name="gr6" draw:text-style-name="P6" draw:layer="layout" svg:x1="8.289cm" svg:y1="12.67cm" svg:x2="8.289cm" svg:y2="13.67cm">
            <text:p/>
          </draw:line>
          <draw:line draw:style-name="gr7" draw:text-style-name="P6" draw:layer="layout" svg:x1="9.289cm" svg:y1="12.67cm" svg:x2="9.289cm" svg:y2="13.67cm">
            <text:p/>
          </draw:line>
          <draw:line draw:style-name="gr8" draw:text-style-name="P6" draw:layer="layout" svg:x1="10.289cm" svg:y1="12.67cm" svg:x2="10.289cm" svg:y2="13.67cm">
            <text:p/>
          </draw:line>
          <draw:frame draw:style-name="gr9" draw:text-style-name="P8" draw:layer="layout" svg:width="0.794cm" svg:height="0.67cm" svg:x="9.395cm" svg:y="12.77cm">
            <draw:text-box>
              <text:p text:style-name="P7"><text:span text:style-name="T1">...</text:span></text:p>
            </draw:text-box>
          </draw:frame>
          <draw:frame draw:style-name="gr10" draw:text-style-name="P8" draw:layer="layout" svg:width="0.794cm" svg:height="0.67cm" svg:x="10.395cm" svg:y="12.77cm">
            <draw:text-box>
              <text:p text:style-name="P7"><text:span text:style-name="T1">...</text:span></text:p>
            </draw:text-box>
          </draw:frame>
          <draw:frame draw:style-name="gr11" draw:text-style-name="P8" draw:layer="layout" svg:width="0.87cm" svg:height="0.748cm" svg:x="11.089cm" svg:y="12.226cm">
            <draw:text-box>
              <text:p text:style-name="P7"><text:span text:style-name="T1">N</text:span><text:span text:style-name="T2">0</text:span></text:p>
            </draw:text-box>
          </draw:frame>
        </draw:g>
        <draw:g xml:id="id2" draw:id="id2">
          <draw:glue-point draw:id="4" svg:x="-0.766cm" svg:y="-2.534cm"/>
          <draw:glue-point draw:id="5" svg:x="-3.94cm" svg:y="2.945cm"/>
          <draw:glue-point draw:id="6" svg:x="-1.824cm" svg:y="2.945cm"/>
          <draw:glue-point draw:id="7" svg:x="0.292cm" svg:y="2.945cm"/>
          <draw:glue-point draw:id="8" svg:x="2.408cm" svg:y="2.945cm"/>
          <draw:g>
            <draw:custom-shape draw:style-name="gr12" draw:text-style-name="P9" draw:layer="layout" svg:width="4cm" svg:height="1cm" svg:x="5.089cm" svg:y="15.67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0" draw:layer="layout" svg:width="0.66cm" svg:height="0.66cm" svg:x="5.229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0</text:span></text:p>
                <text:p text:style-name="P4"><text:span text:style-name="T3"/></text:p>
                <text:p text:style-name="P4"><text:span text:style-name="T4"/></text:p>
              </draw:image>
              <draw:image xlink:href="Pictures/100002010000001900000019F5AC3B4D7D3F646A.png" xlink:type="simple" xlink:show="embed" xlink:actuate="onLoad"/>
            </draw:frame>
            <draw:frame draw:style-name="gr14" draw:text-style-name="P10" draw:layer="layout" svg:width="0.66cm" svg:height="0.66cm" svg:x="7.256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2</text:span></text:p>
                <text:p text:style-name="P4"><text:span text:style-name="T3"/></text:p>
                <text:p text:style-name="P4"><text:span text:style-name="T4"/></text:p>
              </draw:image>
              <draw:image xlink:href="Pictures/100002010000001900000019F5AC3B4D7D3F646A.png" xlink:type="simple" xlink:show="embed" xlink:actuate="onLoad"/>
            </draw:frame>
            <draw:frame draw:style-name="gr15" draw:text-style-name="P10" draw:layer="layout" svg:width="0.66cm" svg:height="0.66cm" svg:x="6.242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1</text:span></text:p>
                <text:p text:style-name="P4"><text:span text:style-name="T3"/></text:p>
                <text:p text:style-name="P4"><text:span text:style-name="T4"/></text:p>
              </draw:image>
              <draw:image xlink:href="Pictures/100002010000001900000019F5AC3B4D7D3F646A.png" xlink:type="simple" xlink:show="embed" xlink:actuate="onLoad"/>
            </draw:frame>
            <draw:frame draw:style-name="gr16" draw:text-style-name="P10" draw:layer="layout" svg:width="0.66cm" svg:height="0.66cm" svg:x="8.229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3</text:span></text:p>
                <text:p text:style-name="P4"><text:span text:style-name="T3"/></text:p>
                <text:p text:style-name="P4"><text:span text:style-name="T4"/></text:p>
              </draw:image>
              <draw:image xlink:href="Pictures/100002010000001900000019F5AC3B4D7D3F646A.png" xlink:type="simple" xlink:show="embed" xlink:actuate="onLoad"/>
            </draw:frame>
            <draw:line draw:style-name="gr17" draw:text-style-name="P11" draw:layer="layout" svg:x1="6.089cm" svg:y1="15.67cm" svg:x2="6.089cm" svg:y2="16.67cm">
              <text:p/>
            </draw:line>
            <draw:line draw:style-name="gr18" draw:text-style-name="P11" draw:layer="layout" svg:x1="7.089cm" svg:y1="15.67cm" svg:x2="7.089cm" svg:y2="16.67cm">
              <text:p/>
            </draw:line>
            <draw:line draw:style-name="gr19" draw:text-style-name="P11" draw:layer="layout" svg:x1="8.089cm" svg:y1="15.67cm" svg:x2="8.089cm" svg:y2="16.67cm">
              <text:p/>
            </draw:line>
          </draw:g>
          <draw:frame draw:style-name="gr20" draw:text-style-name="P12" draw:layer="layout" svg:width="0.87cm" svg:height="0.748cm" svg:x="8.889cm" svg:y="15.226cm">
            <draw:text-box>
              <text:p text:style-name="P7"><text:span text:style-name="T1">N</text:span><text:span text:style-name="T2">1</text:span></text:p>
            </draw:text-box>
          </draw:frame>
        </draw:g>
        <draw:g xml:id="id3" draw:id="id3">
          <draw:glue-point draw:id="4" svg:x="-0.717cm" svg:y="-2.047cm"/>
          <draw:glue-point draw:id="5" svg:x="-3.929cm" svg:y="2.606cm"/>
          <draw:glue-point draw:id="6" svg:x="-1.788cm" svg:y="2.606cm"/>
          <draw:glue-point draw:id="7" svg:x="0.353cm" svg:y="2.606cm"/>
          <draw:glue-point draw:id="8" svg:x="2.494cm" svg:y="2.606cm"/>
          <draw:glue-point draw:id="9" svg:x="0.353cm" svg:y="2.606cm"/>
          <draw:glue-point draw:id="10" svg:x="-3.929cm" svg:y="2.606cm"/>
          <draw:g>
            <draw:custom-shape draw:style-name="gr21" draw:text-style-name="P13" draw:layer="layout" svg:width="4cm" svg:height="1cm" svg:x="9.989cm" svg:y="15.67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4" draw:layer="layout" svg:width="0.66cm" svg:height="0.66cm" svg:x="10.129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4</text:span></text:p>
                <text:p text:style-name="P4"><text:span text:style-name="T5"/></text:p>
                <text:p text:style-name="P4"><text:span text:style-name="T6"/></text:p>
              </draw:image>
              <draw:image xlink:href="Pictures/100002010000001900000019F5AC3B4D7D3F646A.png" xlink:type="simple" xlink:show="embed" xlink:actuate="onLoad"/>
            </draw:frame>
            <draw:frame draw:style-name="gr23" draw:text-style-name="P14" draw:layer="layout" svg:width="0.66cm" svg:height="0.66cm" svg:x="12.156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6</text:span></text:p>
                <text:p text:style-name="P4"><text:span text:style-name="T5"/></text:p>
                <text:p text:style-name="P4"><text:span text:style-name="T6"/></text:p>
              </draw:image>
              <draw:image xlink:href="Pictures/100002010000001900000019F5AC3B4D7D3F646A.png" xlink:type="simple" xlink:show="embed" xlink:actuate="onLoad"/>
            </draw:frame>
            <draw:frame draw:style-name="gr24" draw:text-style-name="P14" draw:layer="layout" svg:width="0.66cm" svg:height="0.66cm" svg:x="11.142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5</text:span></text:p>
                <text:p text:style-name="P4"><text:span text:style-name="T5"/></text:p>
                <text:p text:style-name="P4"><text:span text:style-name="T6"/></text:p>
              </draw:image>
              <draw:image xlink:href="Pictures/100002010000001900000019F5AC3B4D7D3F646A.png" xlink:type="simple" xlink:show="embed" xlink:actuate="onLoad"/>
            </draw:frame>
            <draw:frame draw:style-name="gr25" draw:text-style-name="P14" draw:layer="layout" svg:width="0.66cm" svg:height="0.66cm" svg:x="13.129cm" svg:y="16.07cm">
              <draw:image xlink:href="Pictures/1000014000000295000002956E7C1F8F31D18DF2.svg" xlink:type="simple" xlink:show="embed" xlink:actuate="onLoad">
                <text:p text:style-name="P4"><text:span text:style-name="T1">ok</text:span><text:span text:style-name="T2">7</text:span></text:p>
                <text:p text:style-name="P4"><text:span text:style-name="T5"/></text:p>
                <text:p text:style-name="P4"><text:span text:style-name="T6"/></text:p>
              </draw:image>
              <draw:image xlink:href="Pictures/100002010000001900000019F5AC3B4D7D3F646A.png" xlink:type="simple" xlink:show="embed" xlink:actuate="onLoad"/>
            </draw:frame>
            <draw:line draw:style-name="gr26" draw:text-style-name="P15" draw:layer="layout" svg:x1="10.989cm" svg:y1="15.67cm" svg:x2="10.989cm" svg:y2="16.67cm">
              <text:p/>
            </draw:line>
            <draw:line draw:style-name="gr27" draw:text-style-name="P15" draw:layer="layout" svg:x1="11.989cm" svg:y1="15.67cm" svg:x2="11.989cm" svg:y2="16.67cm">
              <text:p/>
            </draw:line>
            <draw:line draw:style-name="gr28" draw:text-style-name="P15" draw:layer="layout" svg:x1="12.989cm" svg:y1="15.67cm" svg:x2="12.989cm" svg:y2="16.67cm">
              <text:p/>
            </draw:line>
          </draw:g>
          <draw:frame draw:style-name="gr29" draw:text-style-name="P8" draw:layer="layout" svg:width="0.87cm" svg:height="0.748cm" svg:x="13.789cm" svg:y="15.226cm">
            <draw:text-box>
              <text:p text:style-name="P7"><text:span text:style-name="T1">N</text:span><text:span text:style-name="T2">2</text:span></text:p>
            </draw:text-box>
          </draw:frame>
        </draw:g>
        <draw:connector draw:style-name="gr30" draw:text-style-name="P6" draw:layer="layout" draw:type="curve" svg:x1="7.79cm" svg:y1="13.369cm" svg:x2="7.067cm" svg:y2="15.597cm" draw:start-shape="id1" draw:start-glue-point="5" draw:end-shape="id2" draw:end-glue-point="4" svg:d="M7790 13369c0 1663-723 550-723 2228" svg:viewBox="0 0 724 2229">
          <text:p/>
        </draw:connector>
        <draw:connector draw:style-name="gr31" draw:text-style-name="P6" draw:layer="layout" draw:type="curve" svg:x1="5.585cm" svg:y1="16.42cm" svg:x2="5.582cm" svg:y2="17.77cm" draw:start-shape="id2" draw:start-glue-point="5" svg:d="M5585 16420c0 1620-3 945-3 1350" svg:viewBox="0 0 4 1351">
          <text:p/>
        </draw:connector>
        <draw:connector draw:style-name="gr32" draw:text-style-name="P6" draw:layer="layout" draw:type="curve" svg:x1="6.573cm" svg:y1="16.42cm" svg:x2="6.567cm" svg:y2="17.77cm" draw:start-shape="id2" draw:start-glue-point="6" svg:d="M6573 16420c0 1620-6 945-6 1350" svg:viewBox="0 0 7 1351">
          <text:p/>
        </draw:connector>
        <draw:connector draw:style-name="gr33" draw:text-style-name="P6" draw:layer="layout" draw:type="curve" svg:x1="7.56cm" svg:y1="16.42cm" svg:x2="7.556cm" svg:y2="17.77cm" draw:start-shape="id2" draw:start-glue-point="7" svg:d="M7560 16420c0 1620-4 945-4 1350" svg:viewBox="0 0 5 1351">
          <text:p/>
        </draw:connector>
        <draw:connector draw:style-name="gr34" draw:text-style-name="P6" draw:layer="layout" draw:type="curve" svg:x1="8.548cm" svg:y1="16.42cm" svg:x2="8.545cm" svg:y2="17.77cm" draw:start-shape="id2" draw:start-glue-point="8" svg:d="M8548 16420c0 1620-3 945-3 1350" svg:viewBox="0 0 4 1351">
          <text:p/>
        </draw:connector>
        <draw:frame draw:style-name="gr35" draw:text-style-name="P5" xml:id="id4" draw:id="id4" draw:layer="layout" svg:width="0.944cm" svg:height="0.944cm" svg:x="8.745cm" svg:y="10.51cm">
          <draw:image xlink:href="Pictures/1000014000000295000002956E7C1F8F31D18DF2.svg" xlink:type="simple" xlink:show="embed" xlink:actuate="onLoad">
            <text:p text:style-name="P4"><text:span text:style-name="T7">m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connector draw:style-name="gr36" draw:text-style-name="P6" draw:layer="layout" draw:type="curve" svg:x1="8.79cm" svg:y1="13.369cm" svg:x2="11.99cm" svg:y2="15.671cm" draw:start-shape="id1" draw:start-glue-point="4" draw:end-shape="id3" draw:end-glue-point="4" svg:d="M8790 13369c0 1663 3200 513 3200 2302" svg:viewBox="0 0 3201 2303">
          <text:p/>
        </draw:connector>
        <draw:connector draw:style-name="gr37" draw:text-style-name="P6" draw:layer="layout" draw:type="line" svg:x1="9.265cm" svg:y1="11.024cm" svg:x2="9.29cm" svg:y2="12.671cm" draw:start-shape="id4" draw:start-glue-point="4" draw:end-shape="id1" draw:end-glue-point="6" svg:d="M9265 11024l25 1647" svg:viewBox="0 0 26 1648">
          <text:p/>
        </draw:connector>
        <draw:g>
          <draw:custom-shape draw:style-name="gr38" draw:text-style-name="P16" draw:layer="layout" svg:width="0.5cm" svg:height="0.7cm" svg:x="5.304cm" svg:y="17.971cm">
            <text:p text:style-name="P4"><text:span text:style-name="T8"/></text:p>
            <text:p text:style-name="P4"><text:span text:style-name="T8">1011</text:span></text:p>
            <text:p text:style-name="P4"><text:span text:style-name="T8">1100</text:span></text:p>
            <text:p text:style-name="P4"><text:span text:style-name="T8">010</text:span></text:p>
            <draw:enhanced-geometry svg:viewBox="0 0 21600 21600" draw:mirror-horizontal="false" draw:mirror-vertical="false" draw:glue-points="10800 0 0 10800 10800 21600 21600 10800" draw:text-areas="0 0 21600 ?f11" draw:type="paper" draw:modifiers="13197.6424361493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39" draw:text-style-name="P16" draw:layer="layout" svg:width="0.5cm" svg:height="0.7cm" svg:x="6.301cm" svg:y="17.977cm">
            <text:p text:style-name="P4"><text:span text:style-name="T8"/></text:p>
            <text:p text:style-name="P4"><text:span text:style-name="T8">1011</text:span></text:p>
            <text:p text:style-name="P4"><text:span text:style-name="T8">1100</text:span></text:p>
            <text:p text:style-name="P4"><text:span text:style-name="T8">010</text:span></text:p>
            <draw:enhanced-geometry svg:viewBox="0 0 21600 21600" draw:mirror-horizontal="false" draw:mirror-vertical="false" draw:glue-points="10800 0 0 10800 10800 21600 21600 10800" draw:text-areas="0 0 21600 ?f11" draw:type="paper" draw:modifiers="13197.6424361493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40" draw:text-style-name="P16" draw:layer="layout" svg:width="0.5cm" svg:height="0.7cm" svg:x="7.301cm" svg:y="17.977cm">
            <text:p text:style-name="P4"><text:span text:style-name="T8"/></text:p>
            <text:p text:style-name="P4"><text:span text:style-name="T8">1011</text:span></text:p>
            <text:p text:style-name="P4"><text:span text:style-name="T8">1100</text:span></text:p>
            <text:p text:style-name="P4"><text:span text:style-name="T8">010</text:span></text:p>
            <draw:enhanced-geometry svg:viewBox="0 0 21600 21600" draw:mirror-horizontal="false" draw:mirror-vertical="false" draw:glue-points="10800 0 0 10800 10800 21600 21600 10800" draw:text-areas="0 0 21600 ?f11" draw:type="paper" draw:modifiers="13197.6424361493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41" draw:text-style-name="P16" draw:layer="layout" svg:width="0.5cm" svg:height="0.7cm" svg:x="8.301cm" svg:y="17.977cm">
            <text:p text:style-name="P4"><text:span text:style-name="T8"/></text:p>
            <text:p text:style-name="P4"><text:span text:style-name="T8">10</text:span><text:span text:style-name="T8">11</text:span></text:p>
            <text:p text:style-name="P4"><text:span text:style-name="T8">11</text:span><text:span text:style-name="T8">00</text:span></text:p>
            <text:p text:style-name="P4"><text:span text:style-name="T8">01</text:span><text:span text:style-name="T8">0</text:span></text:p>
            <draw:enhanced-geometry svg:viewBox="0 0 21600 21600" draw:mirror-horizontal="false" draw:mirror-vertical="false" draw:glue-points="10800 0 0 10800 10800 21600 21600 10800" draw:text-areas="0 0 21600 ?f11" draw:type="paper" draw:modifiers="13197.6424361493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2" draw:text-style-name="P8" draw:layer="layout" svg:width="0.646cm" svg:height="0.59cm" svg:x="5.189cm" svg:y="18.57cm">
          <draw:text-box>
            <text:p text:style-name="P7"><text:span text:style-name="T9">0</text:span></text:p>
          </draw:text-box>
        </draw:frame>
        <draw:frame draw:style-name="gr43" draw:text-style-name="P8" draw:layer="layout" svg:width="0.646cm" svg:height="0.59cm" svg:x="6.189cm" svg:y="18.57cm">
          <draw:text-box>
            <text:p text:style-name="P7"><text:span text:style-name="T9">1</text:span></text:p>
          </draw:text-box>
        </draw:frame>
        <draw:frame draw:style-name="gr44" draw:text-style-name="P8" draw:layer="layout" svg:width="0.646cm" svg:height="0.59cm" svg:x="7.189cm" svg:y="18.57cm">
          <draw:text-box>
            <text:p text:style-name="P7"><text:span text:style-name="T9">2</text:span></text:p>
          </draw:text-box>
        </draw:frame>
        <draw:frame draw:style-name="gr45" draw:text-style-name="P8" draw:layer="layout" svg:width="0.646cm" svg:height="0.59cm" svg:x="8.189cm" svg:y="18.57cm">
          <draw:text-box>
            <text:p text:style-name="P7"><text:span text:style-name="T9">3</text:span></text:p>
          </draw:text-box>
        </draw:frame>
        <draw:line draw:style-name="gr46" draw:text-style-name="P17" draw:layer="layout" svg:x1="15.889cm" svg:y1="12.67cm" svg:x2="15.889cm" svg:y2="16.37cm">
          <text:p text:style-name="P4"><text:span text:style-name="T10">Height: 2</text:span></text:p>
          <text:p text:style-name="P4"><text:span text:style-name="T11"/></text:p>
          <text:p text:style-name="P4"><text:span text:style-name="T11"/></text:p>
        </draw:line>
        <draw:line draw:style-name="gr47" draw:text-style-name="P18" draw:layer="layout" svg:x1="10.289cm" svg:y1="17.47cm" svg:x2="14.089cm" svg:y2="17.47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>Partition size: 4</text:span></text:p>
          <text:p text:style-name="P4"><text:span text:style-name="T10">=&gt; 2 Bits</text:span></text:p>
        </draw:line>
        <draw:frame draw:style-name="gr48" draw:text-style-name="P20" xml:id="id5" draw:id="id5" draw:layer="layout" svg:width="0.944cm" svg:height="0.944cm" svg:x="12.645cm" svg:y="10.392cm">
          <draw:image xlink:href="Pictures/1000014000000295000002956E7C1F8F31D18DF2.svg" xlink:type="simple" xlink:show="embed" xlink:actuate="onLoad">
            <text:p text:style-name="P19"><text:span text:style-name="T12">d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connector draw:style-name="gr49" draw:text-style-name="P6" draw:layer="layout" draw:type="line" svg:x1="12.645cm" svg:y1="10.864cm" svg:x2="9.763cm" svg:y2="10.841cm" draw:start-shape="id5" draw:start-glue-point="3" draw:end-shape="id6" draw:end-glue-point="1" svg:d="M12645 10864l-2882-23" svg:viewBox="0 0 2883 24">
          <text:p/>
        </draw:connector>
      </draw:page>
      <draw:page draw:name="page2" draw:style-name="dp1" draw:master-page-name="Default">
        <draw:custom-shape draw:style-name="gr50" draw:text-style-name="P1" draw:layer="layout" svg:width="1.37cm" svg:height="1.324cm" svg:x="9.754cm" svg:y="9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" xml:id="id8" draw:id="id8" draw:layer="layout" svg:width="1.079cm" svg:height="1cm" svg:x="5.953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" draw:layer="layout" svg:width="0.944cm" svg:height="0.944cm" svg:x="6.014cm" svg:y="10.47cm">
          <draw:image xlink:href="Pictures/1000014000000295000002956E7C1F8F31D18DF2.svg" xlink:type="simple" xlink:show="embed" xlink:actuate="onLoad">
            <text:p text:style-name="P4"><text:span text:style-name="T7">m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frame draw:style-name="gr53" draw:text-style-name="P20" xml:id="id7" draw:id="id7" draw:layer="layout" svg:width="0.944cm" svg:height="0.944cm" svg:x="9.914cm" svg:y="10.352cm">
          <draw:image xlink:href="Pictures/1000014000000295000002956E7C1F8F31D18DF2.svg" xlink:type="simple" xlink:show="embed" xlink:actuate="onLoad">
            <text:p text:style-name="P19"><text:span text:style-name="T12">d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connector draw:style-name="gr54" draw:text-style-name="P6" draw:layer="layout" draw:type="line" svg:x1="9.914cm" svg:y1="10.824cm" svg:x2="7.032cm" svg:y2="10.801cm" draw:start-shape="id7" draw:start-glue-point="3" draw:end-shape="id8" draw:end-glue-point="1" svg:d="M9914 10824l-2882-23" svg:viewBox="0 0 2883 24">
          <text:p/>
        </draw:connector>
        <draw:frame draw:style-name="gr55" draw:text-style-name="P21" draw:layer="layout" svg:width="3.567cm" svg:height="0.89cm" svg:x="4.556cm" svg:y="8.611cm">
          <draw:text-box>
            <text:p><text:span text:style-name="T13">Master key</text:span></text:p>
          </draw:text-box>
        </draw:frame>
        <draw:frame draw:style-name="gr56" draw:text-style-name="P21" draw:layer="layout" svg:width="4.291cm" svg:height="0.89cm" svg:x="9.128cm" svg:y="8.612cm">
          <draw:text-box>
            <text:p><text:span text:style-name="T13">Deletable key</text:span></text:p>
          </draw:text-box>
        </draw:frame>
        <draw:line draw:style-name="gr57" draw:text-style-name="P22" xml:id="id9" draw:id="id9" draw:layer="layout" svg:x1="4.683cm" svg:y1="9.274cm" svg:x2="7.858cm" svg:y2="9.274cm">
          <text:p/>
        </draw:line>
        <draw:connector draw:style-name="gr58" draw:text-style-name="P22" draw:layer="layout" draw:type="line" svg:x1="7.858cm" svg:y1="9.274cm" svg:x2="7.16cm" svg:y2="9.958cm" draw:start-shape="id9" draw:start-glue-point="1" svg:d="M7858 9274l-698 684" svg:viewBox="0 0 699 685">
          <text:p/>
        </draw:connector>
        <draw:line draw:style-name="gr57" draw:text-style-name="P22" xml:id="id10" draw:id="id10" draw:layer="layout" svg:x1="9.43cm" svg:y1="9.274cm" svg:x2="13.192cm" svg:y2="9.274cm">
          <text:p/>
        </draw:line>
        <draw:connector draw:style-name="gr58" draw:text-style-name="P22" draw:layer="layout" draw:type="line" svg:x1="13.192cm" svg:y1="9.274cm" svg:x2="12.171cm" svg:y2="10.288cm" draw:start-shape="id10" draw:start-glue-point="1" svg:d="M13192 9274l-1021 1014" svg:viewBox="0 0 1022 1015">
          <text:p/>
        </draw:connector>
        <draw:custom-shape draw:style-name="gr59" draw:text-style-name="P1" draw:layer="layout" svg:width="4cm" svg:height="1cm" svg:x="4.531cm" svg:y="13.146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5.505cm" svg:y1="13.149cm" svg:x2="5.505cm" svg:y2="14.149cm">
          <text:p/>
        </draw:line>
        <draw:line draw:style-name="gr61" draw:text-style-name="P6" xml:id="id11" draw:id="id11" draw:layer="layout" svg:x1="6.497cm" svg:y1="13.149cm" svg:x2="6.497cm" svg:y2="14.149cm">
          <text:p/>
        </draw:line>
        <draw:line draw:style-name="gr62" draw:text-style-name="P6" draw:layer="layout" svg:x1="7.497cm" svg:y1="13.149cm" svg:x2="7.497cm" svg:y2="14.149cm">
          <text:p/>
        </draw:line>
        <draw:connector draw:style-name="gr63" draw:text-style-name="P6" draw:layer="layout" draw:type="line" svg:x1="6.492cm" svg:y1="11.301cm" svg:x2="6.497cm" svg:y2="13.149cm" draw:start-shape="id8" draw:end-shape="id11" draw:end-glue-point="0" svg:d="M6492 11301l5 1848" svg:viewBox="0 0 6 1849">
          <text:p/>
        </draw:connector>
        <draw:line draw:style-name="gr57" draw:text-style-name="P22" xml:id="id12" draw:id="id12" draw:layer="layout" svg:x1="9.684cm" svg:y1="13.194cm" svg:x2="13.446cm" svg:y2="13.194cm">
          <text:p/>
        </draw:line>
        <draw:connector draw:style-name="gr58" draw:text-style-name="P22" draw:layer="layout" draw:type="line" svg:x1="9.684cm" svg:y1="13.194cm" svg:x2="9.135cm" svg:y2="13.703cm" draw:start-shape="id12" draw:start-glue-point="3" svg:d="M9684 13194l-549 509" svg:viewBox="0 0 550 510">
          <text:p/>
        </draw:connector>
        <draw:frame draw:style-name="gr56" draw:text-style-name="P21" draw:layer="layout" svg:width="4.291cm" svg:height="0.89cm" svg:x="9.382cm" svg:y="12.429cm">
          <draw:text-box>
            <text:p><text:span text:style-name="T13">First tree level</text:span></text:p>
          </draw:text-box>
        </draw:frame>
      </draw:page>
      <draw:page draw:name="page3" draw:style-name="dp1" draw:master-page-name="Default">
        <draw:custom-shape draw:style-name="gr64" draw:text-style-name="P2" xml:id="id14" draw:id="id14" draw:layer="layout" svg:width="1.079cm" svg:height="1cm" svg:x="6.953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5" draw:layer="layout" svg:width="0.944cm" svg:height="0.944cm" svg:x="7.014cm" svg:y="10.47cm">
          <draw:image xlink:href="Pictures/1000014000000295000002956E7C1F8F31D18DF2.svg" xlink:type="simple" xlink:show="embed" xlink:actuate="onLoad">
            <text:p text:style-name="P4"><text:span text:style-name="T7">m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frame draw:style-name="gr66" draw:text-style-name="P24" xml:id="id13" draw:id="id13" draw:layer="layout" svg:width="0.944cm" svg:height="0.944cm" svg:x="9.914cm" svg:y="10.352cm">
          <draw:image xlink:href="Pictures/1000014000000295000002956E7C1F8F31D18DF2.svg" xlink:type="simple" xlink:show="embed" xlink:actuate="onLoad">
            <text:p text:style-name="P23"><text:span text:style-name="T14"><text:tab/></text:span><text:span text:style-name="T14"><text:tab/></text:span><text:span text:style-name="T14"><text:tab/></text:span><text:span text:style-name="T14">‘</text:span><text:span text:style-name="T14">test’</text:span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connector draw:style-name="gr67" draw:text-style-name="P6" draw:layer="layout" draw:type="line" svg:x1="9.914cm" svg:y1="10.824cm" svg:x2="8.032cm" svg:y2="10.801cm" draw:start-shape="id13" draw:start-glue-point="3" draw:end-shape="id14" draw:end-glue-point="1" svg:d="M9914 10824l-1882-23" svg:viewBox="0 0 1883 24">
          <text:p/>
        </draw:connector>
        <draw:frame draw:style-name="gr68" draw:text-style-name="P25" draw:layer="layout" svg:width="0.944cm" svg:height="0.944cm" svg:x="10.897cm" svg:y="11.952cm">
          <draw:image xlink:href="Pictures/1000014000000295000002956E7C1F8F31D18DF2.svg" xlink:type="simple" xlink:show="embed" xlink:actuate="onLoad">
            <text:p text:style-name="P23"><text:span text:style-name="T15"><text:tab/></text:span><text:span text:style-name="T15"><text:tab/></text:span><text:span text:style-name="T15"><text:tab/></text:span><text:span text:style-name="T15">‘</text:span><text:span text:style-name="T15">test’</text:span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line draw:style-name="gr69" draw:text-style-name="P22" draw:layer="layout" svg:x1="12.43cm" svg:y1="12.022cm" svg:x2="11.922cm" svg:y2="11.387cm">
          <text:p/>
        </draw:line>
        <draw:frame draw:style-name="gr70" draw:text-style-name="P26" draw:layer="layout" svg:width="3.889cm" svg:height="0.747cm" svg:x="12.184cm" svg:y="11.309cm">
          <draw:text-box>
            <text:p><text:span text:style-name="T16">Secure replace</text:span></text:p>
          </draw:text-box>
        </draw:frame>
      </draw:page>
      <draw:page draw:name="page4" draw:style-name="dp1" draw:master-page-name="Default">
        <draw:custom-shape draw:style-name="gr71" draw:text-style-name="P2" xml:id="id16" draw:id="id16" draw:layer="layout" svg:width="1.079cm" svg:height="1cm" svg:x="6.953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5" draw:layer="layout" svg:width="0.944cm" svg:height="0.944cm" svg:x="7.014cm" svg:y="10.47cm">
          <draw:image xlink:href="Pictures/1000014000000295000002956E7C1F8F31D18DF2.svg" xlink:type="simple" xlink:show="embed" xlink:actuate="onLoad">
            <text:p text:style-name="P4"><text:span text:style-name="T7">m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frame draw:style-name="gr73" draw:text-style-name="P24" xml:id="id15" draw:id="id15" draw:layer="layout" svg:width="0.944cm" svg:height="0.944cm" svg:x="9.914cm" svg:y="10.352cm">
          <draw:image xlink:href="Pictures/1000014000000295000002956E7C1F8F31D18DF2.svg" xlink:type="simple" xlink:show="embed" xlink:actuate="onLoad">
            <text:p text:style-name="P23"><text:span text:style-name="T14"><text:tab/></text:span><text:span text:style-name="T14"><text:tab/></text:span><text:span text:style-name="T14"><text:tab/></text:span><text:span text:style-name="T14"><text:tab/></text:span><text:span text:style-name="T14">‘</text:span><text:span text:style-name="T14">passw0rd’</text:span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connector draw:style-name="gr74" draw:text-style-name="P6" draw:layer="layout" draw:type="line" svg:x1="9.914cm" svg:y1="10.824cm" svg:x2="8.032cm" svg:y2="10.801cm" draw:start-shape="id15" draw:start-glue-point="3" draw:end-shape="id16" draw:end-glue-point="1" svg:d="M9914 10824l-1882-23" svg:viewBox="0 0 1883 24">
          <text:p/>
        </draw:connector>
        <draw:frame draw:style-name="gr75" draw:text-style-name="P25" draw:layer="layout" svg:width="0.944cm" svg:height="0.944cm" svg:x="10.897cm" svg:y="11.952cm">
          <draw:image xlink:href="Pictures/1000014000000295000002956E7C1F8F31D18DF2.svg" xlink:type="simple" xlink:show="embed" xlink:actuate="onLoad">
            <text:p text:style-name="P23"><text:span text:style-name="T15"><text:tab/></text:span><text:span text:style-name="T15"><text:tab/></text:span><text:span text:style-name="T15"><text:tab/></text:span><text:span text:style-name="T15"><text:tab/></text:span><text:span text:style-name="T15">‘</text:span><text:span text:style-name="T15">new pass’</text:span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line draw:style-name="gr69" draw:text-style-name="P22" draw:layer="layout" svg:x1="12.43cm" svg:y1="12.022cm" svg:x2="11.922cm" svg:y2="11.387cm">
          <text:p/>
        </draw:line>
        <draw:frame draw:style-name="gr70" draw:text-style-name="P26" draw:layer="layout" svg:width="3.889cm" svg:height="0.747cm" svg:x="12.184cm" svg:y="11.309cm">
          <draw:text-box>
            <text:p><text:span text:style-name="T16">Secure replace</text:span></text:p>
          </draw:text-box>
        </draw:frame>
      </draw:page>
      <draw:page draw:name="page5" draw:style-name="dp1" draw:master-page-name="Default">
        <draw:custom-shape draw:style-name="gr76" draw:text-style-name="P2" xml:id="id17" draw:id="id17" draw:layer="layout" svg:width="1.079cm" svg:height="1cm" svg:x="6.953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5" draw:layer="layout" svg:width="0.944cm" svg:height="0.944cm" svg:x="7.014cm" svg:y="10.47cm">
          <draw:image xlink:href="Pictures/1000014000000295000002956E7C1F8F31D18DF2.svg" xlink:type="simple" xlink:show="embed" xlink:actuate="onLoad">
            <text:p text:style-name="P4"><text:span text:style-name="T7">m</text:span><text:span text:style-name="T7">k</text:span></text:p>
            <text:p text:style-name="P4"><text:span text:style-name="T3"/></text:p>
            <text:p text:style-name="P4"><text:span text:style-name="T4"/></text:p>
          </draw:image>
          <draw:image xlink:href="Pictures/100002010000001900000019F5AC3B4D7D3F646A.png" xlink:type="simple" xlink:show="embed" xlink:actuate="onLoad"/>
          <draw:glue-point draw:id="4" svg:x="0.515cm" svg:y="0.454cm"/>
        </draw:frame>
        <draw:connector draw:style-name="gr78" draw:text-style-name="P6" draw:layer="layout" draw:type="line" svg:x1="9.914cm" svg:y1="10.824cm" svg:x2="8.032cm" svg:y2="10.801cm" draw:end-shape="id17" draw:end-glue-point="1" svg:d="M9914 10824l-1882-23" svg:viewBox="0 0 1883 24">
          <text:p/>
        </draw:connector>
        <draw:frame draw:style-name="gr79" draw:text-style-name="P22" xml:id="id18" draw:id="id18" draw:layer="layout" svg:width="1.295cm" svg:height="1.295cm" svg:x="9.971cm" svg:y="10.144cm">
          <draw:image xlink:href="Pictures/10000165000005100000051015FF3A55EDEA8BE5.svg" xlink:type="simple" xlink:show="embed" xlink:actuate="onLoad">
            <text:p text:style-name="P27"><text:span text:style-name="T13"/></text:p>
            <text:p text:style-name="P28"><text:span text:style-name="T17">T</text:span><text:span text:style-name="T17">P</text:span><text:span text:style-name="T17">M</text:span></text:p>
            <text:p text:style-name="P27"><text:span text:style-name="T13"/></text:p>
            <text:p text:style-name="P29"/>
            <text:p text:style-name="P29"/>
          </draw:image>
          <draw:image xlink:href="Pictures/1000020100000031000000310D0A2591BB326CF4.png" xlink:type="simple" xlink:show="embed" xlink:actuate="onLoad"/>
        </draw:frame>
        <draw:frame draw:style-name="gr80" draw:text-style-name="P26" draw:layer="layout" svg:width="3.889cm" svg:height="1.243cm" svg:x="12.459cm" svg:y="9.886cm">
          <draw:text-box>
            <text:p><text:span text:style-name="T16">S</text:span><text:span text:style-name="T16">e</text:span><text:span text:style-name="T16">c</text:span><text:span text:style-name="T16">ur</text:span><text:span text:style-name="T16">e </text:span></text:p>
            <text:p><text:span text:style-name="T16">re</text:span><text:span text:style-name="T16">pl</text:span><text:span text:style-name="T16">a</text:span><text:span text:style-name="T16">c</text:span><text:span text:style-name="T16">e</text:span></text:p>
          </draw:text-box>
        </draw:frame>
        <draw:connector draw:style-name="gr81" draw:text-style-name="P22" draw:layer="layout" draw:type="curve" draw:line-skew="0.211cm" svg:x1="11.781cm" svg:y1="10.277cm" svg:x2="11.266cm" svg:y2="10.791cm" draw:end-shape="id18" draw:end-glue-point="1" svg:d="M11781 10277c358 0 616 514-515 514" svg:viewBox="0 0 821 5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pitch="variable"/>
    <style:font-face style:name="CMU Typewriter Text1" svg:font-family="'CMU Typewriter Text'" style:font-pitch="variable"/>
    <style:font-face style:name="Helvetica LT Std" svg:font-family="'Helvetica LT Std'" style:font-pitch="variable"/>
    <style:font-face style:name="Helvetica LT Std Black" svg:font-family="'Helvetica LT Std Black'" style:font-pitch="variable"/>
    <style:font-face style:name="Liberation Sans1" svg:font-family="'Liberation Sans'" style:font-pitch="variable"/>
    <style:font-face style:name="CMU Typewriter Text" svg:font-family="'CMU Typewriter Text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22:13:41.209589791</meta:creation-date>
    <dc:date>2017-01-24T14:40:49.575550047</dc:date>
    <meta:editing-duration>PT4H44M40S</meta:editing-duration>
    <meta:editing-cycles>8</meta:editing-cycles>
    <meta:generator>LibreOffice/5.2.3.2$Linux_X86_64 LibreOffice_project/20m0$Build-2</meta:generator>
    <meta:document-statistic meta:object-count="97"/>
  </office:meta>
</office:document-meta>
</file>